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2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2.72mm"/>
    </style:style>
    <style:style style:name="co2" style:family="table-column">
      <style:table-column-properties fo:break-before="auto" style:column-width="38.36mm"/>
    </style:style>
    <style:style style:name="co3" style:family="table-column">
      <style:table-column-properties fo:break-before="auto" style:column-width="27.71mm"/>
    </style:style>
    <style:style style:name="co4" style:family="table-column">
      <style:table-column-properties fo:break-before="auto" style:column-width="19.86mm"/>
    </style:style>
    <style:style style:name="co5" style:family="table-column">
      <style:table-column-properties fo:break-before="auto" style:column-width="11.77mm"/>
    </style:style>
    <style:style style:name="co6" style:family="table-column">
      <style:table-column-properties fo:break-before="auto" style:column-width="19.03mm"/>
    </style:style>
    <style:style style:name="co7" style:family="table-column">
      <style:table-column-properties fo:break-before="auto" style:column-width="23.25mm"/>
    </style:style>
    <style:style style:name="co8" style:family="table-column">
      <style:table-column-properties fo:break-before="auto" style:column-width="133.14mm"/>
    </style:style>
    <style:style style:name="co9" style:family="table-column">
      <style:table-column-properties fo:break-before="auto" style:column-width="17.07mm"/>
    </style:style>
    <style:style style:name="co10" style:family="table-column">
      <style:table-column-properties fo:break-before="auto" style:column-width="28.2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3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ext-properties style:font-name="Arial1" fo:font-size="10pt" style:font-size-asian="10pt" style:font-size-complex="10pt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00cc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#00cc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04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4">
      <style:table-cell-properties fo:background-color="#00cc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04">
      <style:table-cell-properties fo:background-color="#00cc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number-columns-repeated="20" table:default-cell-style-name="ce14"/>
        <table:table-column table:style-name="co10" table:number-columns-repeated="996" table:default-cell-style-name="ce14"/>
        <table:table-row table:style-name="ro1"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Supplier</text:p>
          </table:table-cell>
          <table:table-cell table:style-name="ce18" office:value-type="string" calcext:value-type="string">
            <text:p>Cost (inc. VAT)</text:p>
          </table:table-cell>
          <table:table-cell table:style-name="ce13" office:value-type="string" calcext:value-type="string">
            <text:p>Weight (g)</text:p>
          </table:table-cell>
          <table:table-cell table:style-name="ce13" office:value-type="string" calcext:value-type="string">
            <text:p>Qty.</text:p>
          </table:table-cell>
          <table:table-cell table:style-name="ce18" office:value-type="string" calcext:value-type="string">
            <text:p>Total cost</text:p>
          </table:table-cell>
          <table:table-cell table:style-name="ce13" office:value-type="string" calcext:value-type="string">
            <text:p>Total weight</text:p>
          </table:table-cell>
          <table:table-cell table:style-name="ce13" office:value-type="string" calcext:value-type="string">
            <text:p>URL</text:p>
          </table:table-cell>
          <table:table-cell table:style-name="ce13" table:number-columns-repeated="20"/>
          <table:table-cell table:number-columns-repeated="996"/>
        </table:table-row>
        <table:table-row table:style-name="ro1">
          <table:table-cell office:value-type="string" calcext:value-type="string">
            <text:p>Pi Zero W</text:p>
          </table:table-cell>
          <table:table-cell office:value-type="string" calcext:value-type="string">
            <text:p>The Pi Hut</text:p>
          </table:table-cell>
          <table:table-cell table:style-name="ce19" office:value-type="currency" office:currency="GBP" office:value="13.02" calcext:value-type="currency">
            <text:p>£13.02</text:p>
          </table:table-cell>
          <table:table-cell table:style-name="ce21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9" table:formula="of:=IF(ISBLANK([.C2]);&quot;&quot;;[.E2]*[.C2])" office:value-type="currency" office:currency="GBP" office:value="13.02" calcext:value-type="currency">
            <text:p>£13.02</text:p>
          </table:table-cell>
          <table:table-cell table:style-name="ce23" table:formula="of:=IF(ISBLANK([.D2]);&quot;&quot;;[.E2]*[.D2])" office:value-type="float" office:value="43" calcext:value-type="float">
            <text:p>43</text:p>
          </table:table-cell>
          <table:table-cell table:style-name="ce24" office:value-type="string" calcext:value-type="string">
            <text:p><text:a xlink:href="https://thepihut.com/products/raspberry-pi-zero-w" xlink:type="simple">https://thepihut.com/products/raspberry-pi-zero-w</text:a>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Pi ZeroCam</text:p>
          </table:table-cell>
          <table:table-cell table:style-name="ce15" office:value-type="string" calcext:value-type="string">
            <text:p>The Pi Hut</text:p>
          </table:table-cell>
          <table:table-cell table:style-name="ce19" office:value-type="currency" office:currency="GBP" office:value="15" calcext:value-type="currency">
            <text:p>£15.00</text:p>
          </table:table-cell>
          <table:table-cell table:style-name="ce2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9" table:formula="of:=IF(ISBLANK([.C3]);&quot;&quot;;[.E3]*[.C3])" office:value-type="currency" office:currency="GBP" office:value="15" calcext:value-type="currency">
            <text:p>£15.00</text:p>
          </table:table-cell>
          <table:table-cell table:style-name="ce23" table:formula="of:=IF(ISBLANK([.D3]);&quot;&quot;;[.E3]*[.D3])" office:value-type="float" office:value="3" calcext:value-type="float">
            <text:p>3</text:p>
          </table:table-cell>
          <table:table-cell table:style-name="ce24" office:value-type="string" calcext:value-type="string">
            <text:p><text:a xlink:href="https://thepihut.com/collections/raspberry-pi-camera/products/zerocam-camera-for-raspberry-pi-zero" xlink:type="simple">https://thepihut.com/collections/raspberry-pi-camera/products/zerocam-camera-for-raspberry-pi-zero</text:a>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HC-SR04 Ultrasonic Range Finder</text:p>
          </table:table-cell>
          <table:table-cell table:style-name="ce15" office:value-type="string" calcext:value-type="string">
            <text:p>Amazon (Super9shop)</text:p>
          </table:table-cell>
          <table:table-cell table:style-name="ce19" office:value-type="currency" office:currency="GBP" office:value="0.49" calcext:value-type="currency">
            <text:p>£0.49</text:p>
          </table:table-cell>
          <table:table-cell table:style-name="ce21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9" table:formula="of:=IF(ISBLANK([.C4]);&quot;&quot;;[.E4]*[.C4])" office:value-type="currency" office:currency="GBP" office:value="1.47" calcext:value-type="currency">
            <text:p>£1.47</text:p>
          </table:table-cell>
          <table:table-cell table:style-name="ce23" table:formula="of:=IF(ISBLANK([.D4]);&quot;&quot;;[.E4]*[.D4])" office:value-type="float" office:value="45" calcext:value-type="float">
            <text:p>45</text:p>
          </table:table-cell>
          <table:table-cell table:style-name="ce25" office:value-type="string" calcext:value-type="string">
            <text:p><text:a xlink:href="https://www.amazon.co.uk/HC-SR04-Ultrasonic-Distance-Rangefinder-Detection/dp/B0066X9V5K" xlink:type="simple">https://www.amazon.co.uk/HC-SR04-Ultrasonic-Distance-Rangefinder-Detection/dp/B0066X9V5K</text:a>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MPU-6050 IMU with breakout board</text:p>
          </table:table-cell>
          <table:table-cell table:style-name="ce15" office:value-type="string" calcext:value-type="string">
            <text:p>Amazon (DaoRier)</text:p>
          </table:table-cell>
          <table:table-cell table:style-name="ce19" office:value-type="currency" office:currency="GBP" office:value="1.86" calcext:value-type="currency">
            <text:p>£1.86</text:p>
          </table:table-cell>
          <table:table-cell table:style-name="ce2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9" table:formula="of:=IF(ISBLANK([.C5]);&quot;&quot;;[.E5]*[.C5])" office:value-type="currency" office:currency="GBP" office:value="1.86" calcext:value-type="currency">
            <text:p>£1.86</text:p>
          </table:table-cell>
          <table:table-cell table:style-name="ce23" table:formula="of:=IF(ISBLANK([.D5]);&quot;&quot;;[.E5]*[.D5])" office:value-type="float" office:value="14" calcext:value-type="float">
            <text:p>14</text:p>
          </table:table-cell>
          <table:table-cell table:style-name="ce25" office:value-type="string" calcext:value-type="string">
            <text:p><text:a xlink:href="https://www.amazon.co.uk/DaoRier-MPU-6050-gyroscope-accelerometer-Arduino/dp/B06WVDSTJT/ref=pd_day0_hl_60_4?_encoding=UTF8&amp;pd_rd_i=B06WVDSTJT&amp;pd_rd_r=ec3f01bd-e36e-11e8-bc59-35fea659c2f4&amp;pd_rd_w=iz8LI&amp;pd_rd_wg=HO1mn&amp;pf_rd_i=desktop-dp-sims&amp;pf_rd_m=A3P5ROKL5A1OLE&amp;pf_rd_p=b082d07b-aaea-4f40-9ff3-d27463f747d7&amp;pf_rd_r=5FDS8DB0E81DP10YPMBC&amp;pf_rd_s=desktop-dp-sims&amp;pf_rd_t=40701&amp;psc=1&amp;refRID=5FDS8DB0E81DP10YPMBC" xlink:type="simple">https://www.amazon.co.uk/DaoRier-MPU-6050-gyroscope-accelerometer-Arduino/dp/B06WVDSTJT/ref=pd_day0_hl_60_4?_encoding=UTF8&amp;pd_rd_i=B06WVDSTJT&amp;pd_rd_r=ec3f01bd-e36e-11e8-bc59-35fea659c2f4&amp;pd_rd_w=iz8LI&amp;pd_rd_wg=HO1mn&amp;pf_rd_i=desktop-dp-sims&amp;pf_rd_m=A3P5ROKL5A1OLE&amp;pf_rd_p=b082d07b-aaea-4f40-9ff3-d27463f747d7&amp;pf_rd_r=5FDS8DB0E81DP10YPMBC&amp;pf_rd_s=desktop-dp-sims&amp;pf_rd_t=40701&amp;psc=1&amp;refRID=5FDS8DB0E81DP10YPMBC</text:a>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Pololu Romi Chassis Kit</text:p>
          </table:table-cell>
          <table:table-cell table:style-name="ce15" office:value-type="string" calcext:value-type="string">
            <text:p>TME</text:p>
          </table:table-cell>
          <table:table-cell table:style-name="ce19" office:value-type="currency" office:currency="GBP" office:value="25.97" calcext:value-type="currency">
            <text:p>£25.97</text:p>
          </table:table-cell>
          <table:table-cell table:style-name="ce21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9" table:formula="of:=IF(ISBLANK([.C6]);&quot;&quot;;[.E6]*[.C6])" office:value-type="currency" office:currency="GBP" office:value="25.97" calcext:value-type="currency">
            <text:p>£25.97</text:p>
          </table:table-cell>
          <table:table-cell table:style-name="ce23" table:formula="of:=IF(ISBLANK([.D6]);&quot;&quot;;[.E6]*[.D6])" office:value-type="float" office:value="140" calcext:value-type="float">
            <text:p>140</text:p>
          </table:table-cell>
          <table:table-cell table:style-name="ce25" office:value-type="string" calcext:value-type="string">
            <text:p><text:a xlink:href="https://www.tme.eu/gb/details/pololu-3506/frames-and-chassis/pololu/romi-chassis-kit-blue/" xlink:type="simple">https://www.tme.eu/gb/details/pololu-3506/frames-and-chassis/pololu/romi-chassis-kit-blue/</text:a>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Pololu Romi Encoder Pair</text:p>
          </table:table-cell>
          <table:table-cell table:style-name="ce15" office:value-type="string" calcext:value-type="string">
            <text:p>TME</text:p>
          </table:table-cell>
          <table:table-cell table:style-name="ce19" office:value-type="currency" office:currency="GBP" office:value="7.8" calcext:value-type="currency">
            <text:p>£7.80</text:p>
          </table:table-cell>
          <table:table-cell table:style-name="ce21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9" table:formula="of:=IF(ISBLANK([.C7]);&quot;&quot;;[.E7]*[.C7])" office:value-type="currency" office:currency="GBP" office:value="7.8" calcext:value-type="currency">
            <text:p>£7.80</text:p>
          </table:table-cell>
          <table:table-cell table:style-name="ce23" table:formula="of:=IF(ISBLANK([.D7]);&quot;&quot;;[.E7]*[.D7])" office:value-type="float" office:value="6" calcext:value-type="float">
            <text:p>6</text:p>
          </table:table-cell>
          <table:table-cell table:style-name="ce25" office:value-type="string" calcext:value-type="string">
            <text:p><text:a xlink:href="https://www.tme.eu/gb/details/pololu-3542/accessories-for-micromotors/pololu/romi-encoder-pair-kit-12-cpr-35-18v/" xlink:type="simple">https://www.tme.eu/gb/details/pololu-3542/accessories-for-micromotors/pololu/romi-encoder-pair-kit-12-cpr-35-18v/</text:a>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Power distribution/Motor drive board</text:p>
          </table:table-cell>
          <table:table-cell table:style-name="ce15" office:value-type="string" calcext:value-type="string">
            <text:p>TME</text:p>
          </table:table-cell>
          <table:table-cell table:style-name="ce19" office:value-type="currency" office:currency="GBP" office:value="17.28" calcext:value-type="currency">
            <text:p>£17.28</text:p>
          </table:table-cell>
          <table:table-cell table:style-name="ce21" office:value-type="float" office:value="50" calcext:value-type="float">
            <text:p>50</text:p>
          </table:table-cell>
          <table:table-cell table:style-name="ce15" office:value-type="float" office:value="1" calcext:value-type="float">
            <text:p>1</text:p>
          </table:table-cell>
          <table:table-cell table:style-name="ce19" table:formula="of:=IF(ISBLANK([.C8]);&quot;&quot;;[.E8]*[.C8])" office:value-type="currency" office:currency="GBP" office:value="17.28" calcext:value-type="currency">
            <text:p>£17.28</text:p>
          </table:table-cell>
          <table:table-cell table:style-name="ce23" table:formula="of:=IF(ISBLANK([.D8]);&quot;&quot;;[.E8]*[.D8])" office:value-type="float" office:value="50" calcext:value-type="float">
            <text:p>50</text:p>
          </table:table-cell>
          <table:table-cell table:style-name="ce25" office:value-type="string" calcext:value-type="string">
            <text:p><text:a xlink:href="https://www.tme.eu/gb/details/pololu-3543/motor-control-modules/pololu/romi-motor-driverpower-distribution-boa/" xlink:type="simple">https://www.tme.eu/gb/details/pololu-3543/motor-control-modules/pololu/romi-motor-driverpower-distribution-boa/</text:a>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AA batteries</text:p>
          </table:table-cell>
          <table:table-cell/>
          <table:table-cell table:style-name="ce19"/>
          <table:table-cell table:style-name="ce21" office:value-type="float" office:value="23" calcext:value-type="float">
            <text:p>23</text:p>
          </table:table-cell>
          <table:table-cell table:style-name="ce15" office:value-type="float" office:value="6" calcext:value-type="float">
            <text:p>6</text:p>
          </table:table-cell>
          <table:table-cell table:style-name="ce19" table:formula="of:=IF(ISBLANK([.C9]);&quot;&quot;;[.E9]*[.C9])">
            <text:p/>
          </table:table-cell>
          <table:table-cell table:style-name="ce23" table:formula="of:=IF(ISBLANK([.D9]);&quot;&quot;;[.E9]*[.D9])" office:value-type="float" office:value="138" calcext:value-type="float">
            <text:p>13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9"/>
          <table:table-cell table:style-name="ce21"/>
          <table:table-cell/>
          <table:table-cell table:style-name="ce19" table:formula="of:=IF(ISBLANK([.C10]);&quot;&quot;;[.E10]*[.C10])">
            <text:p/>
          </table:table-cell>
          <table:table-cell table:style-name="ce23" table:formula="of:=IF(ISBLANK([.D10]);&quot;&quot;;[.E10]*[.D10]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9"/>
          <table:table-cell table:style-name="ce21"/>
          <table:table-cell/>
          <table:table-cell table:style-name="ce19" table:formula="of:=IF(ISBLANK([.C11]);&quot;&quot;;[.E11]*[.C11])">
            <text:p/>
          </table:table-cell>
          <table:table-cell table:style-name="ce23" table:formula="of:=IF(ISBLANK([.D11]);&quot;&quot;;[.E11]*[.D11]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9"/>
          <table:table-cell table:style-name="ce21"/>
          <table:table-cell/>
          <table:table-cell table:style-name="ce19" table:formula="of:=IF(ISBLANK([.C12]);&quot;&quot;;[.E12]*[.C12])">
            <text:p/>
          </table:table-cell>
          <table:table-cell table:style-name="ce23" table:formula="of:=IF(ISBLANK([.D12]);&quot;&quot;;[.E12]*[.D12])">
            <text:p/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Robot total</text:p>
          </table:table-cell>
          <table:table-cell table:style-name="ce17"/>
          <table:table-cell table:style-name="ce20"/>
          <table:table-cell table:style-name="ce17" table:number-columns-repeated="2"/>
          <table:table-cell table:style-name="ce22" table:formula="of:=SUM([.F2:.F12])" office:value-type="currency" office:currency="GBP" office:value="82.4" calcext:value-type="currency">
            <text:p>£82.40</text:p>
          </table:table-cell>
          <table:table-cell table:style-name="ce17" table:formula="of:=SUM([.G2:.G12])" office:value-type="float" office:value="439" calcext:value-type="float">
            <text:p>439</text:p>
          </table:table-cell>
          <table:table-cell table:style-name="ce17" table:number-columns-repeated="21"/>
          <table:table-cell table:number-columns-repeated="996"/>
        </table:table-row>
        <table:table-row table:style-name="ro1" table:number-rows-repeated="987">
          <table:table-cell table:number-columns-repeated="2"/>
          <table:table-cell table:style-name="ce19"/>
          <table:table-cell table:style-name="ce21"/>
          <table:table-cell/>
          <table:table-cell table:style-name="ce19"/>
          <table:table-cell table:style-name="ce21"/>
          <table:table-cell table:number-columns-repeated="101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2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3">00/00/0000</text:date>, <text:time style:data-style-name="N2" text:time-value="13:04:14.9638250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2-03T13:05:21.474238953</dc:date>
    <meta:editing-duration>PT1M7S</meta:editing-duration>
    <meta:editing-cycles>1</meta:editing-cycles>
    <meta:document-statistic meta:table-count="1" meta:cell-count="78" meta:object-count="0"/>
  </office:meta>
</office:document-meta>
</file>